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FMono-Regular2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4" style:family="paragraph" style:parent-style-name="Standard">
      <style:text-properties style:font-name="Menlo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master-page-name="MP0">
      <style:paragraph-properties style:page-number="auto" fo:break-before="page"/>
      <style:text-properties style:font-name="Arial"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3">
      <style:text-properties fo:language="en" fo:country="US"/>
    </style:style>
    <style:style style:name="P12" style:family="paragraph" style:parent-style-name="Standard" style:list-style-name="L8">
      <style:text-properties fo:language="en" fo:country="US"/>
    </style:style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>
      <style:text-properties officeooo:paragraph-rsid="0012ed7c"/>
    </style:style>
    <style:style style:name="P18" style:family="paragraph" style:parent-style-name="Standard" style:list-style-name="L8">
      <style:text-properties officeooo:paragraph-rsid="00184ef8"/>
    </style:style>
    <style:style style:name="P19" style:family="paragraph" style:parent-style-name="Standard" style:list-style-name="L8">
      <style:text-properties officeooo:paragraph-rsid="001b00fa"/>
    </style:style>
    <style:style style:name="P20" style:family="paragraph" style:parent-style-name="Standard" style:list-style-name="L9"/>
    <style:style style:name="P21" style:family="paragraph" style:parent-style-name="Standard">
      <style:text-properties style:font-name="Arial" fo:font-weight="bold" style:font-weight-asian="bold" style:font-weight-complex="bold"/>
    </style:style>
    <style:style style:name="P22" style:family="paragraph" style:parent-style-name="Standard">
      <style:text-properties style:font-name="Arial" fo:font-weight="bold" officeooo:rsid="001748b0" officeooo:paragraph-rsid="001748b0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officeooo:rsid="00159a2d"/>
    </style:style>
    <style:style style:name="T4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5" style:family="text">
      <style:text-properties fo:color="#333333" style:font-name="Courier"/>
    </style:style>
    <style:style style:name="T6" style:family="text">
      <style:text-properties style:font-name="Menlo"/>
    </style:style>
    <style:style style:name="T7" style:family="text">
      <style:text-properties style:font-name="Menlo" fo:language="en" fo:country="US"/>
    </style:style>
    <style:style style:name="T8" style:family="text">
      <style:text-properties fo:color="#24292e" style:font-name="SFMono-Regular" fo:font-size="9.5pt" style:font-size-asian="9.5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84ef8"/>
    </style:style>
    <style:style style:name="T11" style:family="text">
      <style:text-properties fo:language="en" fo:country="US" officeooo:rsid="0018863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2a5b0"/>
    </style:style>
    <style:style style:name="T14" style:family="text">
      <style:text-properties fo:font-variant="normal" fo:text-transform="none" fo:color="#212529" style:font-name="SFMono-Regular1" fo:font-size="12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212529" style:font-name="SFMono-Regular1" fo:font-size="12pt" fo:letter-spacing="normal" fo:language="en" fo:country="US" fo:font-style="normal" fo:font-weight="normal" officeooo:rsid="00184ef8" loext:padding="0cm" loext:border="none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4">-y</text:span></text:span></text:p>
      <text:p text:style-name="Standard"><text:span text:style-name="Fonte_20_parág._20_padrão"><text:span text:style-name="T1">- sudo </text:span></text:span><text:span text:style-name="Strong_20_Emphasis"><text:span text:style-name="T5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1">- </text:span></text:span><text:span text:style-name="Fonte_20_parág._20_padrão"><text:span text:style-name="T3">sudo apt-get update</text:span></text:span></text:p>
      <text:p text:style-name="Standard"><text:span text:style-name="Fonte_20_parág._20_padrão"><text:span text:style-name="T3">- sudo apt install -f nodejs -y</text:span></text:span></text:p>
      <text:p text:style-name="P2"/>
      <text:p text:style-name="P3">Instalando terminal ZSH</text:p>
      <text:p text:style-name="Standard"><text:span text:style-name="Fonte_20_parág._20_padrão"><text:span text:style-name="T2">- </text:span></text:span><text:span text:style-name="Fonte_20_parág._20_padrão"><text:span text:style-name="T7">sudo apt-get install zsh</text:span></text:span></text:p>
      <text:p text:style-name="Standard"><text:span text:style-name="Fonte_20_parág._20_padrão"><text:span text:style-name="T6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6">https://ohmyz.sh/</text:span></text:span></text:a></text:p>
      <text:p text:style-name="Standard"><text:span text:style-name="Fonte_20_parág._20_padrão"><text:span text:style-name="T6">- Ctrl + d: volta pro terminal normal</text:span></text:span></text:p>
      <text:p text:style-name="P4">- Do terminal padrão pro zsh digitar no terminal: zsh</text:p>
      <text:p text:style-name="Standard"><text:span text:style-name="Fonte_20_parág._20_padrão"><text:span text:style-name="T6">- alias: mostra help</text:span></text:span></text:p>
      <text:p text:style-name="Standard"><text:span text:style-name="Fonte_20_parág._20_padrão"><text:span text:style-name="T6">- gaa ou ga . : adiciona todos os arquivos no repositório</text:span></text:span></text:p>
      <text:p text:style-name="P4">- gc -m “mensagem”: comita todos os arquivos no repositório</text:p>
      <text:p text:style-name="P2"/>
      <text:p text:style-name="P22">Gerenciador / facilitador de <text:s/>instalação do node js</text:p>
      <text:p text:style-name="P22"><text:a xlink:type="simple" xlink:href="https://github.com/nvm-sh/nvm" text:style-name="Internet_20_link" text:visited-style-name="Visited_20_Internet_20_Link">https://github.com/nvm-sh/nvm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office:target-frame-name="_top" xlink:show="replace" text:style-name="Internet_20_link" text:visited-style-name="Visited_20_Internet_20_Link">https://www.hostinger.com.br/tutoriais/tutorial-do-git-basics-introducao/</text:a></text:p>
      <text:p text:style-name="Standard">- git add –all //adiciona todos arquivos</text:p>
      <text:p text:style-name="Standard">- git commit -v -m //comita todos os arquivos</text:p>
      <text:p text:style-name="Standard">- git pull //trás tudo do remoto</text:p>
      <text:p text:style-name="Standard">- git push //joga tudo pro remoto</text:p>
      <text:p text:style-name="P2"/>
      <text:p text:style-name="P2">React JS</text:p>
      <text:p text:style-name="P2"/>
      <text:p text:style-name="P1"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3088446006" text:style-name="L1">
        <text:list-item>
          <text:p text:style-name="P8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8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2449524845" text:style-name="L2">
        <text:list-item>
          <text:p text:style-name="P9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xml:id="list1885991316" text:style-name="L3">
        <text:list-item>
          <text:p text:style-name="P11">sudo npm install -g create-react-app</text:p>
        </text:list-item>
        <text:list-item>
          <text:p text:style-name="P10">sudo create-react-app frontend</text:p>
        </text:list-item>
        <text:list-item>
          <text:p text:style-name="P11">ou executar somente: sudo yarn create react-app frontend</text:p>
        </text:list-item>
      </text:list>
      <text:p text:style-name="P5"><text:soft-page-break/></text:p>
      <text:p text:style-name="Standard">- Para subir o servidor: sudo yarn start</text:p>
      <text:list xml:id="list3832039318" text:style-name="L4">
        <text:list-item>
          <text:p text:style-name="P13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2781128764" text:style-name="L5">
        <text:list-item>
          <text:p text:style-name="P14">retorna um elemento React (JSX)</text:p>
        </text:list-item>
        <text:list-item>
          <text:p text:style-name="P14">também pode ser retornado um Array / fragmento a partir da versão (16)</text:p>
        </text:list-item>
        <text:list-item>
          <text:p text:style-name="P14">Portal</text:p>
        </text:list-item>
        <text:list-item>
          <text:p text:style-name="P14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2977333435" text:style-name="L6">
        <text:list-item>
          <text:p text:style-name="P15">Constructor</text:p>
        </text:list-item>
        <text:list-item>
          <text:p text:style-name="P15">Render</text:p>
        </text:list-item>
        <text:list-item>
          <text:p text:style-name="P15">Reac updates DOM and refs</text:p>
        </text:list-item>
        <text:list-item>
          <text:p text:style-name="P15">componentDidMount (instanciar listeners)</text:p>
        </text:list-item>
        <text:list-item>
          <text:p text:style-name="P15">componenteWillUnmount (remover / limpar listeners) – função executada ao desmontar componente</text:p>
        </text:list-item>
      </text:list>
      <text:p text:style-name="Standard"/>
      <text:p text:style-name="Standard">- Instalando blibliotecas:</text:p>
      <text:list xml:id="list4132411182" text:style-name="L7">
        <text:list-item>
          <text:p text:style-name="P16">sudo yarn add axios</text:p>
        </text:list-item>
      </text:list>
      <text:list xml:id="list2500443708" text:style-name="L8">
        <text:list-item>
          <text:p text:style-name="P12">sudo yarn add react-router-dom</text:p>
        </text:list-item>
        <text:list-item>
          <text:p text:style-name="P17"><text:span text:style-name="Fonte_20_parág._20_padrão"><text:span text:style-name="T9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9">https://github.com/fkhadra/react-toastify</text:span></text:span></text:a><text:span text:style-name="T9"><text:tab/></text:span></text:p>
        </text:list-item>
        <text:list-item>
          <text:p text:style-name="P18"><text:span text:style-name="T10">sudo yarn add bootstrap-icons //</text:span><text:span text:style-name="T11">instalar ultima versão do node 12.16.1</text:span></text:p>
        </text:list-item>
      </text:list>
      <text:p text:style-name="P5"/>
      <text:p text:style-name="Standard"><text:span text:style-name="Fonte_20_parág._20_padrão"><text:span text:style-name="T12">scss –</text:span></text:span> <text:span text:style-name="Fonte_20_parág._20_padrão"><text:span text:style-name="T12">css com identação</text:span></text:span></text:p>
      <text:p text:style-name="P6"/>
      <text:p text:style-name="P6">css inline com react</text:p>
      <text:p text:style-name="P6"/>
      <text:p text:style-name="P5">//inline</text:p>
      <text:p text:style-name="P5">const logoStyle = {</text:p>
      <text:p text:style-name="P5"><text:s text:c="4"/>width: 5+'%',</text:p>
      <text:p text:style-name="P5"><text:s text:c="4"/>height: 5+'%',</text:p>
      <text:p text:style-name="P5"><text:s text:c="4"/>display: flex</text:p>
      <text:p text:style-name="P5">}</text:p>
      <text:p text:style-name="P5"/>
      <text:p text:style-name="P5">export default function Login() {</text:p>
      <text:p text:style-name="P5"><text:s text:c="4"/>return (</text:p>
      <text:p text:style-name="P5"><text:s text:c="8"/>&lt;img src={logo} alt="Squads" style={logoStyle}/&gt; <text:s text:c="7"/></text:p>
      <text:p text:style-name="Standard"><text:span text:style-name="Fonte_20_parág._20_padrão"><text:span text:style-name="T9"><text:s text:c="4"/></text:span></text:span>);</text:p>
      <text:p text:style-name="Standard">}</text:p>
      <text:p text:style-name="Standard"/>
      <text:p text:style-name="P6">Vs Code</text:p>
      <text:p text:style-name="Standard">- plugin</text:p>
      <text:list xml:id="list567983674" text:style-name="L9">
        <text:list-item>
          <text:p text:style-name="P20">color highlight</text:p>
        </text:list-item>
        <text:list-item>
          <text:p text:style-name="P20">material icon theme</text:p>
        </text:list-item>
        <text:list-item>
          <text:p text:style-name="P20">drácula</text:p>
        </text:list-item>
      </text:list>
      <text:p text:style-name="Standard">-Atalho Alt + shift + f <text:span text:style-name="T13">ou ctrl + shift + i</text:span>: identa o códi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FMono-Regular2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2-26T16:09:38.685540407</dc:date>
    <meta:editing-cycles>66</meta:editing-cycles>
    <meta:editing-duration>PT7H20M54S</meta:editing-duration>
    <meta:document-statistic meta:table-count="0" meta:image-count="0" meta:object-count="0" meta:page-count="2" meta:paragraph-count="80" meta:word-count="459" meta:character-count="2945" meta:non-whitespace-character-count="2548"/>
    <meta:template xlink:type="simple" xlink:actuate="onRequest" xlink:title="" xlink:href="Normal"/>
  </office:meta>
</office:document-meta>
</file>